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bsite, Praise Avond (notulen)<text:tab/><text:tab/><text:tab/><text:tab/><text:tab/><text:tab/>12-03-2012</text:p>
      <text:p text:style-name="Standard"/>
      <text:p text:style-name="Standard">Aanwezig: Junus, Gerben, Arie Jan</text:p>
      <text:p text:style-name="Standard"/>
      <text:p text:style-name="Standard">'Hoe krijg je het voor elkaar dat iemand zegt 'Hier wil ik bij zijn!' als ze op de website zijn geweest van de Praise Avond?'</text:p>
      <text:p text:style-name="Standard"/>
      <text:p text:style-name="P1">Vindbaarheid</text:p>
      <text:p text:style-name="Standard">Waar zijn 15 tot 25 jarigen mee bezig? (Wat typt onze doelgroep in op google?)</text:p>
      <text:list xml:id="list31158251" text:style-name="L1">
        <text:list-item>
          <text:p text:style-name="P2">jongerenevents in Gouda e.o.</text:p>
        </text:list-item>
        <text:list-item>
          <text:p text:style-name="P2">Uitgaansgelegenheden</text:p>
        </text:list-item>
        <text:list-item>
          <text:p text:style-name="P2">Scholen in Gouda e.o.</text:p>
        </text:list-item>
        <text:list-item>
          <text:p text:style-name="P2">Vakanties (werkvakantie/Open Doors reis)</text:p>
        </text:list-item>
        <text:list-item>
          <text:p text:style-name="P2">Relaties (mannen en vrouwen, verkering/verloving/huwelijk)</text:p>
        </text:list-item>
        <text:list-item>
          <text:p text:style-name="P2">Sport (Jodan Boys)</text:p>
        </text:list-item>
        <text:list-item>
          <text:p text:style-name="P2">Gouda</text:p>
        </text:list-item>
        <text:list-item>
          <text:p text:style-name="P2">Feestdagen (kerst, oud en nieuw, pasen, pinksteren, hemelvaart)</text:p>
        </text:list-item>
      </text:list>
      <text:p text:style-name="Standard"/>
      <text:p text:style-name="P1">Design</text:p>
      <text:p text:style-name="P1"><text:span text:style-name="T1">De eerstvolgende 4/6 weken gaat er iemand van Qern met een concept van de Praise Avond website aan de gang. </text:span>Junus<text:span text:style-name="T1"> zal dit delegeren.</text:span></text:p>
      <text:p text:style-name="P1"><text:span text:style-name="T1">Alle ideëen die we zelf vanuit de Praise Avond organisatie hebben, mailen we naar </text:span><text:a xlink:type="simple" xlink:href="mailto:support@qern.nl"><text:span text:style-name="T1">support@qern.nl</text:span></text:a><text:span text:style-name="T1"> </text:span></text:p>
      <text:p text:style-name="P1"><text:span text:style-name="T1"/></text:p>
      <text:p text:style-name="P1">Jan-Willem</text:p>
      <text:p text:style-name="P1">Gerben<text:span text:style-name="T1"> gaat achter Jan-Willem aan. Hij is de eigenaar van de vorige website. Probeert o.a. de domeinnaam over te nemen en de bestandjes (logo) te krijgen. </text:span>Arie<text:span text:style-name="T1"> </text:span>Jan<text:span text:style-name="T1"> zal ook proberen hem te bereiken.</text:span></text:p>
      <text:p text:style-name="Standard"/>
      <text:p text:style-name="P1">Coördinator website</text:p>
      <text:p text:style-name="P3">We zijn nog op zoek naar iemand die de gehele website wil aansturen. Dit moet iemand zijn die enigszins met websites kan omgaan, die visie heeft voor de website en de visie van de Praise Avond ondersteunt. Tevens moet deze persoon enigszins kunnen leiden/delegeren. <text:span text:style-name="T2">We</text:span> zullen aankomende tijd iemand zoeken voor deze func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vonne van de Wetering</meta:initial-creator>
    <meta:creation-date>2012-03-13T11:00:05.03</meta:creation-date>
    <dc:date>2012-03-13T11:28:21.01</dc:date>
    <dc:creator>Yvonne van de Wetering</dc:creator>
    <meta:editing-duration>PT10M12S</meta:editing-duration>
    <meta:editing-cycles>2</meta:editing-cycles>
    <meta:generator>OpenOffice.org/3.3$Win32 OpenOffice.org_project/330m20$Build-9567</meta:generator>
    <meta:document-statistic meta:table-count="0" meta:image-count="0" meta:object-count="0" meta:page-count="1" meta:paragraph-count="20" meta:word-count="219" meta:character-count="1342"/>
  </office:meta>
</office:document-meta>
</file>